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10" style:parent-style-name="Sinespaciado" style:family="paragraph">
      <style:paragraph-properties fo:text-align="end"/>
    </style:style>
    <style:style style:name="T11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T12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5" style:parent-style-name="Sinespaciado" style:family="paragraph">
      <style:paragraph-properties fo:text-align="end"/>
    </style:style>
    <style:style style:name="T16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P17" style:parent-style-name="Normal" style:family="paragraph">
      <style:paragraph-properties fo:break-before="page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9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0" style:parent-style-name="Hipervínculo" style:family="text">
      <style:text-properties style:font-name="Segoe UI Emoji" style:font-name-complex="Segoe UI Emoji"/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3" style:parent-style-name="Normal" style:family="paragraph">
      <style:paragraph-properties fo:break-before="page"/>
      <style:text-properties style:font-name="Segoe UI Emoji" style:font-name-complex="Segoe UI Emoji" fo:font-weight="bold" style:font-weight-asian="bold" style:font-weight-complex="bold"/>
    </style:style>
    <style:style style:name="T24" style:parent-style-name="Fuentedepárrafopredeter." style:family="text">
      <style:text-properties style:font-name="Segoe UI Emoji" style:font-name-complex="Segoe UI Emoji"/>
    </style:style>
    <style:style style:name="P25" style:parent-style-name="Párrafodelista" style:list-style-name="LFO1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P27" style:parent-style-name="Párrafodelista" style:family="paragraph">
      <style:text-properties fo:font-weight="bold" style:font-weight-asian="bold" style:font-weight-complex="bold"/>
    </style:style>
    <style:style style:name="P28" style:parent-style-name="Párrafodelista" style:list-style-name="LFO1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Párrafodelista" style:family="paragraph">
      <style:paragraph-properties fo:margin-left="1in">
        <style:tab-stops/>
      </style:paragraph-properties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Párrafodelista" style:list-style-name="LFO1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Párrafodelista" style:list-style-name="LFO1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Párrafodelista" style:list-style-name="LFO1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Párrafodelista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39" style:parent-style-name="Párrafodelista" style:family="paragraph">
      <style:text-properties fo:font-weight="bold" style:font-weight-asian="bold" style:font-weight-complex="bold"/>
    </style:style>
    <style:style style:name="P40" style:parent-style-name="Párrafodelista" style:list-style-name="LFO2" style:family="paragraph"/>
    <style:style style:name="T41" style:parent-style-name="Fuentedepárrafopredeter." style:family="text">
      <style:text-properties fo:font-weight="bold" style:font-weight-asian="bold" style:font-weight-complex="bold"/>
    </style:style>
    <style:style style:name="P42" style:parent-style-name="Párrafodelista" style:list-style-name="LFO2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Párrafodelista" style:list-style-name="LFO2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Párrafodelista" style:list-style-name="LFO2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Párrafodelista" style:list-style-name="LFO2" style:family="paragraph"/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Párrafodelista" style:family="paragraph">
      <style:text-properties fo:font-weight="bold" style:font-weight-asian="bold" style:font-weight-complex="bold"/>
    </style:style>
    <style:style style:name="P53" style:parent-style-name="Párrafodelista" style:list-style-name="LFO3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Párrafodelista" style:list-style-name="LFO3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Párrafodelista" style:list-style-name="LFO3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Párrafodelista" style:list-style-name="LFO3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list-style-name="LFO3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Párrafodelista" style:family="paragraph">
      <style:text-properties fo:font-weight="bold" style:font-weight-asian="bold" style:font-weight-complex="bold"/>
    </style:style>
    <style:style style:name="P64" style:parent-style-name="Párrafodelista" style:list-style-name="LFO4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Párrafodelista" style:list-style-name="LFO4" style:family="paragraph"/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Párrafodelista" style:list-style-name="LFO4" style:family="paragraph"/>
    <style:style style:name="T69" style:parent-style-name="Fuentedepárrafopredeter." style:family="text">
      <style:text-properties fo:font-weight="bold" style:font-weight-asian="bold" style:font-weight-complex="bold"/>
    </style:style>
    <style:style style:name="P70" style:parent-style-name="Párrafodelista" style:list-style-name="LFO4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P74" style:parent-style-name="Párrafodelista" style:list-style-name="LFO2" style:family="paragraph">
      <style:text-properties fo:font-weight="bold" style:font-weight-asian="bold" style:font-weight-complex="bold"/>
    </style:style>
    <style:style style:name="P75" style:parent-style-name="Párrafodelista" style:family="paragraph">
      <style:text-properties fo:font-weight="bold" style:font-weight-asian="bold" style:font-weight-complex="bold"/>
    </style:style>
    <style:style style:name="P76" style:parent-style-name="Párrafodelista" style:list-style-name="LFO5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Párrafodelista" style:list-style-name="LFO5" style:family="paragraph"/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Párrafodelista" style:list-style-name="LFO5" style:family="paragraph"/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Párrafodelista" style:list-style-name="LFO5" style:family="paragraph"/>
    <style:style style:name="T83" style:parent-style-name="Fuentedepárrafopredeter." style:family="text">
      <style:text-properties fo:font-weight="bold" style:font-weight-asian="bold" style:font-weight-complex="bold"/>
    </style:style>
    <style:style style:name="P84" style:parent-style-name="Párrafodelista" style:list-style-name="LFO5" style:family="paragraph"/>
    <style:style style:name="T85" style:parent-style-name="Fuentedepárrafopredeter." style:family="text">
      <style:text-properties fo:font-weight="bold" style:font-weight-asian="bold" style:font-weight-complex="bold"/>
    </style:style>
    <style:style style:name="P86" style:parent-style-name="Párrafodelista" style:list-style-name="LFO5" style:family="paragraph"/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Párrafodelista" style:family="paragraph">
      <style:text-properties fo:font-weight="bold" style:font-weight-asian="bold" style:font-weight-complex="bold"/>
    </style:style>
    <style:style style:name="P89" style:parent-style-name="Párrafodelista" style:list-style-name="LFO6" style:family="paragraph"/>
    <style:style style:name="T90" style:parent-style-name="Fuentedepárrafopredeter." style:family="text">
      <style:text-properties fo:font-weight="bold" style:font-weight-asian="bold" style:font-weight-complex="bold"/>
    </style:style>
    <style:style style:name="P91" style:parent-style-name="Párrafodelista" style:family="paragraph">
      <style:text-properties fo:font-weight="bold" style:font-weight-asian="bold" style:font-weight-complex="bold"/>
    </style:style>
    <style:style style:name="P92" style:parent-style-name="Párrafodelista" style:family="paragraph">
      <style:text-properties fo:font-weight="bold" style:font-weight-asian="bold" style:font-weight-complex="bold"/>
    </style:style>
    <style:style style:name="P93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94" style:parent-style-name="Párrafodelista" style:list-style-name="LFO2" style:family="paragraph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/>
    </style:style>
    <style:style style:name="P96" style:parent-style-name="Párrafodelista" style:list-style-name="LFO7" style:family="paragraph"/>
    <style:style style:name="T97" style:parent-style-name="Fuentedepárrafopredeter." style:family="text">
      <style:text-properties fo:font-weight="bold" style:font-weight-asian="bold" style:font-weight-complex="bold"/>
    </style:style>
    <style:style style:name="P98" style:parent-style-name="Párrafodelista" style:list-style-name="LFO7" style:family="paragraph"/>
    <style:style style:name="T99" style:parent-style-name="Fuentedepárrafopredeter." style:family="text">
      <style:text-properties fo:font-weight="bold" style:font-weight-asian="bold" style:font-weight-complex="bold"/>
    </style:style>
    <style:style style:name="P100" style:parent-style-name="Párrafodelista" style:list-style-name="LFO7" style:family="paragraph"/>
    <style:style style:name="T101" style:parent-style-name="Fuentedepárrafopredeter." style:family="text">
      <style:text-properties fo:font-weight="bold" style:font-weight-asian="bold" style:font-weight-complex="bold"/>
    </style:style>
    <style:style style:name="P102" style:parent-style-name="Párrafodelista" style:list-style-name="LFO7" style:family="paragraph"/>
    <style:style style:name="T103" style:parent-style-name="Fuentedepárrafopredeter." style:family="text">
      <style:text-properties fo:font-weight="bold" style:font-weight-asian="bold" style:font-weight-complex="bold"/>
    </style:style>
    <style:style style:name="P104" style:parent-style-name="Párrafodelista" style:list-style-name="LFO7" style:family="paragraph"/>
    <style:style style:name="T105" style:parent-style-name="Fuentedepárrafopredeter." style:family="text">
      <style:text-properties fo:font-weight="bold" style:font-weight-asian="bold" style:font-weight-complex="bold"/>
    </style:style>
    <style:style style:name="P106" style:parent-style-name="Párrafodelista" style:family="paragraph">
      <style:text-properties fo:font-weight="bold" style:font-weight-asian="bold" style:font-weight-complex="bold"/>
    </style:style>
    <style:style style:name="P107" style:parent-style-name="Párrafodelista" style:list-style-name="LFO7" style:family="paragraph"/>
    <style:style style:name="T108" style:parent-style-name="Fuentedepárrafopredeter." style:family="text">
      <style:text-properties fo:font-weight="bold" style:font-weight-asian="bold" style:font-weight-complex="bold"/>
    </style:style>
    <style:style style:name="P109" style:parent-style-name="Párrafodelista" style:list-style-name="LFO7" style:family="paragraph"/>
    <style:style style:name="T110" style:parent-style-name="Fuentedepárrafopredeter." style:family="text">
      <style:text-properties fo:font-weight="bold" style:font-weight-asian="bold" style:font-weight-complex="bold"/>
    </style:style>
    <style:style style:name="P111" style:parent-style-name="Párrafodelista" style:list-style-name="LFO7" style:family="paragraph"/>
    <style:style style:name="T112" style:parent-style-name="Fuentedepárrafopredeter." style:family="text">
      <style:text-properties fo:font-weight="bold" style:font-weight-asian="bold" style:font-weight-complex="bold"/>
    </style:style>
    <style:style style:name="P113" style:parent-style-name="Párrafodelista" style:list-style-name="LFO2" style:family="paragraph">
      <style:text-properties fo:font-weight="bold" style:font-weight-asian="bold" style:font-weight-complex="bold"/>
    </style:style>
    <style:style style:name="P114" style:parent-style-name="Normal" style:family="paragraph">
      <style:text-properties fo:font-weight="bold" style:font-weight-asian="bold" style:font-weight-complex="bold"/>
    </style:style>
    <style:style style:name="P115" style:parent-style-name="Párrafodelista" style:list-style-name="LFO8" style:family="paragraph"/>
    <style:style style:name="T116" style:parent-style-name="Fuentedepárrafopredeter." style:family="text">
      <style:text-properties fo:font-weight="bold" style:font-weight-asian="bold" style:font-weight-complex="bold"/>
    </style:style>
    <style:style style:name="P117" style:parent-style-name="Párrafodelista" style:list-style-name="LFO8" style:family="paragraph"/>
    <style:style style:name="T118" style:parent-style-name="Fuentedepárrafopredeter." style:family="text">
      <style:text-properties fo:font-weight="bold" style:font-weight-asian="bold" style:font-weight-complex="bold"/>
    </style:style>
    <style:style style:name="P119" style:parent-style-name="Párrafodelista" style:list-style-name="LFO8" style:family="paragraph"/>
    <style:style style:name="T120" style:parent-style-name="Fuentedepárrafopredeter." style:family="text">
      <style:text-properties fo:font-weight="bold" style:font-weight-asian="bold" style:font-weight-complex="bold"/>
    </style:style>
    <style:style style:name="P121" style:parent-style-name="Párrafodelista" style:list-style-name="LFO8" style:family="paragraph"/>
    <style:style style:name="T122" style:parent-style-name="Fuentedepárrafopredeter." style:family="text">
      <style:text-properties fo:font-weight="bold" style:font-weight-asian="bold" style:font-weight-complex="bold"/>
    </style:style>
    <style:style style:name="P123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124" style:parent-style-name="Párrafodelista" style:family="paragraph">
      <style:text-properties fo:font-weight="bold" style:font-weight-asian="bold" style:font-weight-complex="bold"/>
    </style:style>
    <style:style style:name="P125" style:parent-style-name="Párrafodelista" style:list-style-name="LFO8" style:family="paragraph"/>
    <style:style style:name="T126" style:parent-style-name="Fuentedepárrafopredeter." style:family="text">
      <style:text-properties fo:font-weight="bold" style:font-weight-asian="bold" style:font-weight-complex="bold"/>
    </style:style>
    <style:style style:name="P127" style:parent-style-name="Párrafodelista" style:list-style-name="LFO2" style:family="paragraph">
      <style:text-properties fo:font-weight="bold" style:font-weight-asian="bold" style:font-weight-complex="bold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P129" style:parent-style-name="Párrafodelista" style:list-style-name="LFO2" style:family="paragraph"/>
    <style:style style:name="T130" style:parent-style-name="Fuentedepárrafopredeter." style:family="text">
      <style:text-properties fo:font-weight="bold" style:font-weight-asian="bold" style:font-weight-complex="bold"/>
    </style:style>
    <style:style style:name="P131" style:parent-style-name="Párrafodelista" style:list-style-name="LFO2" style:family="paragraph"/>
    <style:style style:name="T132" style:parent-style-name="Fuentedepárrafopredeter." style:family="text">
      <style:text-properties fo:font-weight="bold" style:font-weight-asian="bold" style:font-weight-complex="bold"/>
    </style:style>
    <style:style style:name="P133" style:parent-style-name="Párrafodelista" style:list-style-name="LFO2" style:family="paragraph"/>
    <style:style style:name="T134" style:parent-style-name="Fuentedepárrafopredeter." style:family="text">
      <style:text-properties fo:font-weight="bold" style:font-weight-asian="bold" style:font-weight-complex="bold"/>
    </style:style>
    <style:style style:name="P135" style:parent-style-name="Párrafodelista" style:family="paragraph">
      <style:text-properties fo:font-weight="bold" style:font-weight-asian="bold" style:font-weight-complex="bold"/>
    </style:style>
    <style:style style:name="P136" style:parent-style-name="Párrafodelista" style:list-style-name="LFO9" style:family="paragraph"/>
    <style:style style:name="T137" style:parent-style-name="Fuentedepárrafopredeter." style:family="text">
      <style:text-properties fo:font-weight="bold" style:font-weight-asian="bold" style:font-weight-complex="bold"/>
    </style:style>
    <style:style style:name="P138" style:parent-style-name="Normal" style:family="paragraph">
      <style:paragraph-properties fo:break-before="page"/>
      <style:text-properties fo:font-weight="bold" style:font-weight-asian="bold" style:font-weight-complex="bold" fo:hyphenate="true"/>
    </style:style>
    <style:style style:name="P139" style:parent-style-name="Párrafodelista" style:list-style-name="LFO10" style:family="paragraph"/>
    <style:style style:name="P140" style:parent-style-name="Párrafodelista" style:list-style-name="LFO10" style:family="paragraph"/>
    <style:style style:name="P141" style:parent-style-name="Párrafodelista" style:list-style-name="LFO10" style:family="paragraph"/>
    <style:style style:name="P142" style:parent-style-name="Párrafodelista" style:list-style-name="LFO10" style:family="paragraph"/>
    <style:style style:name="P143" style:parent-style-name="Párrafodelista" style:list-style-name="LFO10" style:family="paragraph"/>
    <style:style style:name="P144" style:parent-style-name="Párrafodelista" style:list-style-name="LFO10" style:family="paragraph"/>
    <style:style style:name="P145" style:parent-style-name="Párrafodelista" style:list-style-name="LFO10" style:family="paragraph"/>
    <style:style style:name="P146" style:parent-style-name="Párrafodelista" style:list-style-name="LFO10" style:family="paragraph"/>
    <style:style style:name="P147" style:parent-style-name="Párrafodelista" style:list-style-name="LFO10" style:family="paragraph"/>
    <style:style style:name="P148" style:parent-style-name="Párrafodelista" style:list-style-name="LFO10" style:family="paragraph"/>
    <style:style style:name="P149" style:parent-style-name="Párrafodelista" style:list-style-name="LFO10" style:family="paragraph"/>
    <style:style style:name="P150" style:parent-style-name="Párrafodelista" style:list-style-name="LFO10" style:family="paragraph"/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solid" draw:fill-color="#ed7d31" draw:opacity="100%" draw:stroke="none"/>
    </style:style>
    <style:style style:family="graphic" style:name="a4">
      <style:graphic-properties draw:fill="solid" draw:fill-color="#4472c4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62336" draw:id="id1" draw:style-name="a1" draw:name="Cuadro de texto 111" text:anchor-type="paragraph" svg:x="1.24028in" svg:y="1.06389in" svg:width="6.05764in" svg:height="0.34514in" style:rel-width="scale" style:rel-height="scale"><draw:text-box><text:p text:style-name="P10"><text:span text:style-name="T11">11</text:span><text:span text:style-name="T12"><text:s/>de noviembre de 2025</text:span></text:p></draw:text-box><svg:title/><svg:desc/></draw:frame><draw:frame draw:z-index="251660288" draw:id="id2" draw:style-name="a2" draw:name="Cuadro de texto 113" text:anchor-type="paragraph" svg:x="1.24028in" svg:y="5.32014in" svg:width="6.05764in" svg:height="4.2375in" style:rel-width="scale" style:rel-height="scale"><draw:text-box><text:p text:style-name="P13"><text:span text:style-name="T14">TAREA 2.1 - Explorando nuevos widgets de PySide6</text:span></text:p><text:p text:style-name="P15"><text:span text:style-name="T16">Hecho por Daniel García Méndez</text:span></text:p></draw:text-box><svg:title/><svg:desc/></draw:frame><draw:g draw:z-index="251659264" draw:name="Grupo 115" draw:id="id5" draw:style-name="a5" text:anchor-type="paragraph"><svg:title/><svg:desc/><draw:custom-shape svg:x="0.37222in" svg:y="0.53194in" svg:width="0.23611in" svg:height="10.20776in" draw:id="id3" draw:style-name="a3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4" draw:style-name="a4" draw:name="Rectángulo 116"><svg:title/><svg:desc/><draw:enhanced-geometry draw:type="non-primitive" svg:viewBox="0 0 21600 21600" draw:enhanced-path="M 0 0 L 21600 0 21600 21600 0 21600 Z N"/></draw:custom-shape></draw:g></text:p>
      <text:p text:style-name="P17"/>
      <text:h text:style-name="TítuloTDC" text:outline-level="1"><text:bookmark-start text:name="_Toc213747366"/>Contenido<text:bookmark-end text:name="_Toc21374736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213747366" office:target-frame-name="_top" xlink:show="replace"><text:span text:style-name="Hipervínculo">Contenido</text:span><text:tab/>2</text:a></text:p>
          <text:p text:style-name="P19"><text:a xlink:href="#_Toc213747367" office:target-frame-name="_top" xlink:show="replace"><text:span text:style-name="T20">🧩</text:span><text:span text:style-name="Hipervínculo"><text:s/>TAREA 2.1 - Explorando nuevos widgets de PySide6</text:span><text:tab/>3</text:a></text:p>
          <text:p text:style-name="P21"><text:a xlink:href="#_Toc213747368" office:target-frame-name="_top" xlink:show="replace"><text:span text:style-name="Hipervínculo">Apuntes explicativos de cada widget</text:span><text:tab/>3</text:a></text:p>
          <text:p text:style-name="P22"><text:a xlink:href="#_Toc213747369" office:target-frame-name="_top" xlink:show="replace"><text:span text:style-name="Hipervínculo">Webgrafía recomendada</text:span><text:tab/>7</text:a></text:p>
        </text:index-body>
      </text:table-of-content>
      <text:p text:style-name="Normal"/>
      <text:p text:style-name="Normal"/>
      <text:p text:style-name="P23"/>
      <text:h text:style-name="Título1" text:outline-level="1"><text:bookmark-start text:name="_Toc213747367"/><text:span text:style-name="T24">🧩</text:span><text:s/>TAREA 2.1 - Explorando nuevos widgets de PySide6<text:bookmark-end text:name="_Toc213747367"/></text:h>
      <text:h text:style-name="Título2" text:outline-level="2"><text:bookmark-start text:name="_Toc213747368"/>Apuntes explicativos de cada widget<text:bookmark-end text:name="_Toc213747368"/></text:h>
      <text:list text:style-name="LFO1" text:continue-numbering="true">
        <text:list-item>
          <text:p text:style-name="P25"><text:span text:style-name="T26">QRadioButton:<text:s/></text:span>Es un widget cuyo uso principal es un botón que se puede marcar o desmarcar. Este widget solo permite una<text:s/>única selección, por lo que el usuario no podrá seleccionar dos opciones simultáneas.<text:s/></text:p>
        </text:list-item>
      </text:list>
      <text:p text:style-name="P27">Métodos más usados de QRadioButton:</text:p>
      <text:list text:style-name="LFO1" text:continue-numbering="true">
        <text:list-item>
          <text:list>
            <text:list-item>
              <text:p text:style-name="P28"><text:span text:style-name="T29">setChecked():<text:s/></text:span>se usa para cambiar el estado de una casilla verificable. Está por defecto en “desmarcada”, cuando haces clic sobre ella, su estado cambia a “marcada”.</text:p>
            </text:list-item>
          </text:list>
        </text:list-item>
      </text:list>
      <text:p text:style-name="P30"><text:span text:style-name="T31">Ejemplo de sintaxis:<text:s/></text:span>setChecked(True)</text:p>
      <text:list text:style-name="LFO1" text:continue-numbering="true">
        <text:list-item>
          <text:list>
            <text:list-item>
              <text:p text:style-name="P32"><text:span text:style-name="T33">isCheKed():<text:s/></text:span>se usa para devolver “True” si está seleccionado, de lo contrario devuelve “False”</text:p>
            </text:list-item>
            <text:list-item>
              <text:p text:style-name="P34"><text:span text:style-name="T35">setText(QString):<text:s/></text:span><text:s/>Sirve para mostrar el texto que se ve junto al botón</text:p>
            </text:list-item>
            <text:list-item>
              <text:p text:style-name="P36"><text:span text:style-name="T37">text():<text:s/></text:span>Devuelve el texto de un botón.</text:p>
            </text:list-item>
          </text:list>
        </text:list-item>
      </text:list>
      <text:p text:style-name="P38"/>
      <text:p text:style-name="P39">Señales más usadas:</text:p>
      <text:list text:style-name="LFO2" text:continue-numbering="true">
        <text:list-item>
          <text:list>
            <text:list-item>
              <text:p text:style-name="P40"><text:span text:style-name="T41">toggled(bool):<text:s/></text:span>esta señal se dispara cuando el estado el botón cambia entre “marcado” y “desmarcado”.</text:p>
            </text:list-item>
            <text:list-item>
              <text:p text:style-name="P42"><text:span text:style-name="T43">Clicked():<text:s/></text:span>se dispara cuando el usuario hace clic sobre el botón.</text:p>
            </text:list-item>
            <text:list-item>
              <text:p text:style-name="P44"><text:span text:style-name="T45">Pressed():<text:s/></text:span>se emite cuando se presiona el botón</text:p>
            </text:list-item>
            <text:list-item>
              <text:p text:style-name="P46"><text:span text:style-name="T47">Released():<text:s/></text:span>se dispara cuando el botón se suelta.</text:p>
            </text:list-item>
          </text:list>
        </text:list-item>
      </text:list>
      <text:p text:style-name="P48"/>
      <text:p text:style-name="P49"/>
      <text:list text:style-name="LFO2" text:continue-numbering="true">
        <text:list-item>
          <text:p text:style-name="P50"><text:span text:style-name="T51">QTabWidget:<text:s/></text:span>Hace una pila de widgets con pestañas agrupadas.</text:p>
        </text:list-item>
      </text:list>
      <text:p text:style-name="P52">Métodos más usados de QTabWidget:</text:p>
      <text:list text:style-name="LFO3" text:continue-numbering="true">
        <text:list-item>
          <text:list>
            <text:list-item>
              <text:p text:style-name="P53"><text:span text:style-name="T54">addTab(QWidget, QString):<text:s/></text:span>agrega una nueva pestaña con widget y etiqueta específica.</text:p>
            </text:list-item>
            <text:list-item>
              <text:p text:style-name="P55"><text:span text:style-name="T56">insertTab(int, QWidget, QString):</text:span><text:s/>inserta una nueva pestaña en una posición específica.</text:p>
            </text:list-item>
            <text:list-item>
              <text:p text:style-name="P57"><text:span text:style-name="T58">removeTab(int):<text:s/></text:span>elimina una pestaña en una posición específica.</text:p>
            </text:list-item>
            <text:list-item>
              <text:p text:style-name="P59"><text:span text:style-name="T60">setCurrentIndex(int):<text:s/></text:span>sirve para cambiar la pestaña en una posición indicada.</text:p>
            </text:list-item>
            <text:list-item>
              <text:p text:style-name="P61"><text:span text:style-name="T62">count():<text:s/></text:span>da el número total de pestañas.</text:p>
            </text:list-item>
          </text:list>
        </text:list-item>
      </text:list>
      <text:p text:style-name="P63">Señales más usadas de QTabWidget:</text:p>
      <text:list text:style-name="LFO4" text:continue-numbering="true">
        <text:list-item>
          <text:list>
            <text:list-item>
              <text:p text:style-name="P64"><text:span text:style-name="T65">currentChanged(int):<text:s/></text:span>se dispara cuando cambia de pestaña el usuario.<text:s/></text:p>
            </text:list-item>
            <text:list-item>
              <text:p text:style-name="P66"><text:span text:style-name="T67">tabBarClicked(int):<text:s/></text:span>se dispara cuando el usuario hace clic sobre una pestaña.</text:p>
            </text:list-item>
            <text:list-item>
              <text:p text:style-name="P68"><text:span text:style-name="T69">tabBarDoubleClicked(int):<text:s/></text:span>se dispara cuando el usuario hace doble clic en la pestaña.</text:p>
            </text:list-item>
            <text:list-item>
              <text:p text:style-name="P70"><text:span text:style-name="T71">tabCloseRequested(int):<text:s/></text:span>se dispara cuando el usuario cierra la pestaña.<text:span text:style-name="T72"><text:tab/></text:span></text:p>
            </text:list-item>
          </text:list>
        </text:list-item>
      </text:list>
      <text:p text:style-name="P73"/>
      <text:list text:style-name="LFO2" text:continue-numbering="true">
        <text:list-item>
          <text:p text:style-name="P74">QProgressBar</text:p>
        </text:list-item>
      </text:list>
      <text:p text:style-name="P75">Métodos más usados de QProgressBar:</text:p>
      <text:list text:style-name="LFO5" text:continue-numbering="true">
        <text:list-item>
          <text:list>
            <text:list-item>
              <text:p text:style-name="P76"><text:span text:style-name="T77">setValue(int):</text:span><text:s/>establece un valor al progreso.</text:p>
            </text:list-item>
            <text:list-item>
              <text:p text:style-name="P78"><text:span text:style-name="T79">Value():<text:s/></text:span>informa al usuario sobre el valor actual del progreso.</text:p>
            </text:list-item>
            <text:list-item>
              <text:p text:style-name="P80"><text:span text:style-name="T81">setRange(int,int):<text:s/></text:span>pone el rango mínimo y máximo de la barra de progreso.</text:p>
            </text:list-item>
            <text:list-item>
              <text:p text:style-name="P82"><text:span text:style-name="T83">Reset():<text:s/></text:span>reinicia los valores de la barra de progreso.<text:s/></text:p>
            </text:list-item>
            <text:list-item>
              <text:p text:style-name="P84"><text:span text:style-name="T85">setMaximun(int):<text:s/></text:span>establece un valor máximo para la barra de progreso.</text:p>
            </text:list-item>
            <text:list-item>
              <text:p text:style-name="P86"><text:span text:style-name="T87">setMinimum(int):<text:s/></text:span>establece un valor mínimo para la barra de progreso.</text:p>
            </text:list-item>
          </text:list>
        </text:list-item>
      </text:list>
      <text:p text:style-name="P88">Señales más usados de QProgressBar:</text:p>
      <text:list text:style-name="LFO6" text:continue-numbering="true">
        <text:list-item>
          <text:list>
            <text:list-item>
              <text:p text:style-name="P89"><text:span text:style-name="T90">setValue(int):</text:span><text:s/>establece un valor al progreso.</text:p>
            </text:list-item>
          </text:list>
        </text:list-item>
      </text:list>
      <text:p text:style-name="P91"/>
      <text:p text:style-name="P92"/>
      <text:p text:style-name="P93"/>
      <text:list text:style-name="LFO2" text:continue-numbering="true">
        <text:list-item>
          <text:p text:style-name="P94">QDateTimeEdit</text:p>
        </text:list-item>
      </text:list>
      <text:p text:style-name="P95"><text:s text:c="14"/>Métodos más usados de QDateTimeEdit:</text:p>
      <text:list text:style-name="LFO7" text:continue-numbering="true">
        <text:list-item>
          <text:list>
            <text:list-item>
              <text:p text:style-name="P96"><text:span text:style-name="T97">setDateTime(QDateTime):<text:s/></text:span>permite establecer una fecha y hora específica en el<text:s/>widget.</text:p>
            </text:list-item>
            <text:list-item>
              <text:p text:style-name="P98"><text:span text:style-name="T99">setTime():<text:s/></text:span>permite establecer un valor a la parte del tiempo de QdateTime.</text:p>
            </text:list-item>
            <text:list-item>
              <text:p text:style-name="P100"><text:span text:style-name="T101">DateTime():<text:s/></text:span>devuelve el valor actual de la fecha actual.</text:p>
            </text:list-item>
            <text:list-item>
              <text:p text:style-name="P102"><text:span text:style-name="T103">setMiniMumDateTime(QDateTime):<text:s/></text:span>permite establecer un valor mínimo a una fecha específica.</text:p>
            </text:list-item>
            <text:list-item>
              <text:p text:style-name="P104"><text:span text:style-name="T105">setMaximumDateTime(QDateTime):<text:s/></text:span>permite establecer un valor máximo a una fecha específica.</text:p>
            </text:list-item>
          </text:list>
        </text:list-item>
      </text:list>
      <text:p text:style-name="P106">Señales más usados de QDateTimeEdit:</text:p>
      <text:list text:style-name="LFO7" text:continue-numbering="true">
        <text:list-item>
          <text:list>
            <text:list-item>
              <text:p text:style-name="P107"><text:span text:style-name="T108">dateChange(QDate):<text:s/></text:span>Esta señal se dispara cada vez que se cambia la fecha.</text:p>
            </text:list-item>
            <text:list-item>
              <text:p text:style-name="P109"><text:span text:style-name="T110">dateTimeChanged(QDateTime):<text:s/></text:span>Esta señal se dispara cada vez que se cambia la fecha o la hora.</text:p>
            </text:list-item>
            <text:list-item>
              <text:p text:style-name="P111"><text:span text:style-name="T112">timeChanged(QTime):<text:s/></text:span>Esta señal se dispara cada vez que se cambia la hora.</text:p>
            </text:list-item>
          </text:list>
        </text:list-item>
      </text:list>
      <text:list text:style-name="LFO2" text:continue-numbering="true">
        <text:list-item>
          <text:p text:style-name="P113">QSlider</text:p>
        </text:list-item>
      </text:list>
      <text:p text:style-name="P114"><text:s text:c="14"/>Métodos más usados de QSlider:</text:p>
      <text:list text:style-name="LFO8" text:continue-numbering="true">
        <text:list-item>
          <text:list>
            <text:list-item>
              <text:p text:style-name="P115">setMinimum<text:span text:style-name="T116"><text:s/>(int):<text:s/></text:span>permite establecer un mínimo.</text:p>
            </text:list-item>
            <text:list-item>
              <text:p text:style-name="P117">setMaximum<text:span text:style-name="T118"><text:s/>(int):<text:s/></text:span>permite establecer un valor máximo</text:p>
            </text:list-item>
            <text:list-item>
              <text:p text:style-name="P119">setValue<text:span text:style-name="T120"><text:s/>(int):<text:s/></text:span>permite asignar un valor</text:p>
            </text:list-item>
            <text:list-item>
              <text:p text:style-name="P121">value<text:span text:style-name="T122"><text:s/>():<text:s/></text:span>permite ver el valor actual.</text:p>
            </text:list-item>
          </text:list>
        </text:list-item>
      </text:list>
      <text:p text:style-name="P123"/>
      <text:p text:style-name="P124">Señales más usados de QSlider:</text:p>
      <text:list text:style-name="LFO8" text:continue-numbering="true">
        <text:list-item>
          <text:list>
            <text:list-item>
              <text:p text:style-name="P125"><text:span text:style-name="T126">valueChange(int):<text:s/></text:span>Esta señal se dispara cada vez que se cambia el valor.</text:p>
            </text:list-item>
          </text:list>
        </text:list-item>
      </text:list>
      <text:list text:style-name="LFO2" text:continue-numbering="true">
        <text:list-item>
          <text:p text:style-name="P127">QDial</text:p>
        </text:list-item>
      </text:list>
      <text:p text:style-name="P128"><text:s text:c="14"/>Métodos más usados de QDial:</text:p>
      <text:list text:style-name="LFO2" text:continue-numbering="true">
        <text:list-item>
          <text:list>
            <text:list-item>
              <text:p text:style-name="P129"><text:span text:style-name="T130">setNotchesVisible</text:span>(True): permite mostrar o ocultar pequeñas marcas alrededor de este.</text:p>
            </text:list-item>
            <text:list-item>
              <text:p text:style-name="P131"><text:span text:style-name="T132">setRange</text:span>(min, max): permite establecer un rango.</text:p>
            </text:list-item>
            <text:list-item>
              <text:p text:style-name="P133"><text:span text:style-name="T134">setValue</text:span>(): permite asignar un valor.</text:p>
            </text:list-item>
          </text:list>
        </text:list-item>
      </text:list>
      <text:p text:style-name="P135">Señales más usadas:</text:p>
      <text:list text:style-name="LFO9" text:continue-numbering="true">
        <text:list-item>
          <text:list>
            <text:list-item>
              <text:p text:style-name="P136"><text:span text:style-name="T137">valueChange(int):<text:s/></text:span>Esta señal se dispara cada vez que se cambia el valor.</text:p>
            </text:list-item>
          </text:list>
        </text:list-item>
      </text:list>
      <text:p text:style-name="Normal"/>
      <text:p text:style-name="P138"/>
      <text:h text:style-name="Título2" text:outline-level="2"><text:bookmark-start text:name="_Toc213747369"/>Webgrafía<text:s/>recomendada<text:bookmark-end text:name="_Toc213747369"/></text:h>
      <text:list text:style-name="LFO10" text:continue-numbering="true">
        <text:list-item>
          <text:p text:style-name="P139"><text:a xlink:href="https://doc.qt.io/qtforpython-6/" office:target-frame-name="_top" xlink:show="replace"><text:span text:style-name="Hipervínculo">Documentación oficial Qt for Python</text:span></text:a></text:p>
        </text:list-item>
        <text:list-item>
          <text:p text:style-name="P140"><text:a xlink:href="https://doc.qt.io/qtforpython-6/PySide6/QtWidgets/index.html" office:target-frame-name="_top" xlink:show="replace"><text:span text:style-name="Hipervínculo">Lista completa de widgets</text:span></text:a></text:p>
        </text:list-item>
        <text:list-item>
          <text:p text:style-name="P141"><text:a xlink:href="https://doc.qt.io/qt-6/qtdesigner-manual.html" office:target-frame-name="_top" xlink:show="replace"><text:span text:style-name="Hipervínculo">Manual de Qt Designer (referencia opcional)</text:span></text:a></text:p>
        </text:list-item>
        <text:list-item>
          <text:p text:style-name="P142"><text:a xlink:href="https://eneboo.org/eneboo-doxygen/html/class_q_radio_button.html" office:target-frame-name="_top" xlink:show="replace"><text:span text:style-name="Hipervínculo">https://eneboo.org/eneboo-doxygen/html/class_q_radio_button.html</text:span></text:a></text:p>
        </text:list-item>
        <text:list-item>
          <text:p text:style-name="P143"><text:a xlink:href="https://srinikom.github.io/pyside-docs/PySide/QtGui/QRadioButton.html" office:target-frame-name="_top" xlink:show="replace"><text:span text:style-name="Hipervínculo">https://srinikom.github.io/pyside-docs/PySide/QtGui/QRadioButton.html</text:span></text:a></text:p>
        </text:list-item>
        <text:list-item>
          <text:p text:style-name="P144"><text:a xlink:href="https://www.geeksforgeeks.org/python/pyqt5-setchecked-method-for-check-box/" office:target-frame-name="_top" xlink:show="replace"><text:span text:style-name="Hipervínculo">https://www.geeksforgeeks.org/python/pyqt5-setchecked-method-for-check-box/</text:span></text:a></text:p>
        </text:list-item>
        <text:list-item>
          <text:p text:style-name="P145"><text:a xlink:href="https://www.tutorialspoint.com/pyqt/pyqt_qradiobutton_widget.htm" office:target-frame-name="_top" xlink:show="replace"><text:span text:style-name="Hipervínculo">https://www.tutorialspoint.com/pyqt/pyqt_qradiobutton_widget.htm</text:span></text:a></text:p>
        </text:list-item>
        <text:list-item>
          <text:p text:style-name="P146"><text:a xlink:href="https://doc.qt.io/qt-6/qradiobutton.html" office:target-frame-name="_top" xlink:show="replace"><text:span text:style-name="Hipervínculo">https://doc.qt.io/qt-6/qradiobutton.html</text:span></text:a></text:p>
        </text:list-item>
        <text:list-item>
          <text:p text:style-name="P147"><text:a xlink:href="https://doc.qt.io/qtforpython-6/PySide6/QtWidgets/QAbstractButton.html#PySide6.QtWidgets.QAbstractButton.clicked" office:target-frame-name="_top" xlink:show="replace"><text:span text:style-name="Hipervínculo">https://doc.qt.io/qtforpython-6/PySide6/QtWidgets/QAbstractButton.html#PySide6.QtWidgets.QAbstractButton.clicked</text:span></text:a></text:p>
        </text:list-item>
        <text:list-item>
          <text:p text:style-name="P148"><text:a xlink:href="https://doc.qt.io/qtforpython-6/PySide6/QtWidgets/QAbstractButton.html#PySide6.QtWidgets.QAbstractButton.pressed" office:target-frame-name="_top" xlink:show="replace"><text:span text:style-name="Hipervínculo">https://doc.qt.io/qtforpython-6/PySide6/QtWidgets/QAbstractButton.html#PySide6.QtWidgets.QAbstractButton.pressed</text:span></text:a></text:p>
        </text:list-item>
        <text:list-item>
          <text:p text:style-name="P149"><text:a xlink:href="https://doc.qt.io/qtforpython-6/PySide6/QtWidgets/QAbstractButton.html#PySide6.QtWidgets.QAbstractButton.released" office:target-frame-name="_top" xlink:show="replace"><text:span text:style-name="Hipervínculo">https://doc.qt.io/qtforpython-6/PySide6/QtWidgets/QAbstractButton.html#PySide6.QtWidgets.QAbstractButton.released</text:span></text:a></text:p>
        </text:list-item>
        <text:list-item>
          <text:p text:style-name="P150"><text:a xlink:href="https://doc.qt.io/qt-6/qtabwidget.html" office:target-frame-name="_top" xlink:show="replace"><text:span text:style-name="Hipervínculo">https://doc.qt.io/qt-6/qtabwidget.html</text:span></text:a></text:p>
        </text:list-item>
      </text:list>
      <text:p text:style-name="Párrafodelista"/>
      <text:p text:style-name="Normal"/>
      <text:p text:style-name="Párrafode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5%"/>
      <style:text-properties style:letter-kerning="false" fo:font-size="16pt" style:font-size-asian="16pt" style:font-size-complex="16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TAREA 2.1 - Explorando nuevos widgets de PySide6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2.1 - Explorando nuevos widgets de PySide6</dc:title>
    <dc:description/>
    <dc:subject>Hecho por Daniel García Méndez</dc:subject>
    <meta:initial-creator>alumno</meta:initial-creator>
    <dc:creator>alumno</dc:creator>
    <meta:creation-date>2025-11-06T07:16:00Z</meta:creation-date>
    <dc:date>2025-11-11T09:00:00Z</dc:date>
    <meta:print-date>2025-11-11T08:59:00Z</meta:print-date>
    <meta:template xlink:href="Normal.dotm" xlink:type="simple"/>
    <meta:editing-cycles>6</meta:editing-cycles>
    <meta:editing-duration>PT12600S</meta:editing-duration>
    <meta:document-statistic meta:page-count="1" meta:paragraph-count="11" meta:word-count="910" meta:character-count="5905" meta:row-count="41" meta:non-whitespace-character-count="5006"/>
  </office:meta>
</office:document-meta>
</file>